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Double_20_Dash" svg:stroke-width="0.05cm" svg:stroke-color="#000000" draw:marker-start-width="0.29cm" draw:marker-end="Linienspitzen_20_2" draw:marker-end-width="0.3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objectwithoutfill">
      <style:graphic-properties draw:stroke="solid" draw:stroke-dash="Double_20_Dash"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2" style:family="graphic" style:parent-style-name="objectwithoutfill">
      <style:graphic-properties svg:stroke-width="0.03cm" svg:stroke-color="#000000" draw:marker-start-width="0.25cm" draw:marker-end="Linienspitzen_20_4" draw:marker-end-width="0.1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304cm" svg:y1="6.1cm" svg:x2="4.304cm" svg:y2="4.9cm">
          <text:p/>
        </draw:line>
        <draw:line draw:style-name="gr2" draw:text-style-name="P1" draw:layer="layout" svg:x1="3.303cm" svg:y1="5.5cm" svg:x2="4.303cm" svg:y2="5.5cm">
          <text:p/>
        </draw:line>
        <draw:custom-shape draw:style-name="gr3" draw:text-style-name="P2" draw:layer="layout" svg:width="0.2cm" svg:height="0.2cm" svg:x="3.151cm" svg:y="5.41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95cm" svg:y1="4.5cm" svg:x2="4.95cm" svg:y2="1cm">
          <text:p/>
        </draw:line>
        <draw:line draw:style-name="gr4" draw:text-style-name="P1" draw:layer="layout" svg:x1="4.344cm" svg:y1="5.109cm" svg:x2="4.963cm" svg:y2="4.49cm">
          <text:p/>
        </draw:line>
        <draw:line draw:style-name="gr4" draw:text-style-name="P1" draw:layer="layout" svg:x1="4.95cm" svg:y1="6.51cm" svg:x2="4.95cm" svg:y2="8.71cm">
          <text:p/>
        </draw:line>
        <draw:line draw:style-name="gr5" draw:text-style-name="P1" draw:layer="layout" svg:x1="4.344cm" svg:y1="5.9cm" svg:x2="4.963cm" svg:y2="6.519cm">
          <text:p/>
        </draw:line>
        <draw:frame draw:style-name="gr6" draw:text-style-name="P3" draw:layer="layout" svg:width="0.749cm" svg:height="0.725cm" svg:x="4.801cm" svg:y="6.463cm">
          <draw:text-box>
            <text:p><text:span text:style-name="T1">E</text:span></text:p>
          </draw:text-box>
        </draw:frame>
        <draw:frame draw:style-name="gr6" draw:text-style-name="P3" draw:layer="layout" svg:width="0.749cm" svg:height="0.725cm" svg:x="4.801cm" svg:y="3.863cm">
          <draw:text-box>
            <text:p><text:span text:style-name="T1">C</text:span></text:p>
          </draw:text-box>
        </draw:frame>
        <draw:frame draw:style-name="gr6" draw:text-style-name="P3" draw:layer="layout" svg:width="0.7cm" svg:height="0.725cm" svg:x="2.85cm" svg:y="4.8cm">
          <draw:text-box>
            <text:p><text:span text:style-name="T1">B</text:span></text:p>
          </draw:text-box>
        </draw:frame>
        <draw:line draw:style-name="gr4" draw:text-style-name="P1" draw:layer="layout" svg:x1="6.65cm" svg:y1="6.51cm" svg:x2="4.95cm" svg:y2="6.51cm">
          <text:p/>
        </draw:line>
        <draw:line draw:style-name="gr4" draw:text-style-name="P1" draw:layer="layout" svg:x1="6.64cm" svg:y1="1.01cm" svg:x2="4.94cm" svg:y2="1.01cm">
          <text:p/>
        </draw:line>
        <draw:custom-shape draw:style-name="gr3" draw:text-style-name="P2" draw:layer="layout" svg:width="0.2cm" svg:height="0.2cm" svg:x="6.551cm" svg:y="6.4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6.551cm" svg:y="0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\mathrm{BE}}$§svg§600§TRUE§</svg:desc>
          <draw:g>
            <draw:path draw:style-name="gr7" draw:text-style-name="P4" draw:layer="layout" svg:width="0.29cm" svg:height="0.294cm" svg:x="3.926cm" svg:y="6.341cm" svg:viewBox="0 0 291 295" svg:d="M238 44c4-18 12-30 46-31 2 0 7 0 7-8-2-2 0-5-6-5-13 0-29 1-43 1s-29-1-43-1c-3 0-7 0-7 8 0 5 3 5 7 5 24 0 29 10 29 18 0 1-2 8-2 10-12 49-25 99-38 149-14 56-62 92-104 92-29 0-52-18-52-54 0-1 0-14 5-33 14-54 27-109 41-163 3-15 5-19 35-19 10 0 14 0 14-8 0-5-5-5-6-5-11 0-42 1-54 1s-42-1-54-1c-3 0-8 0-8 8 0 5 5 5 12 5 1 0 9 0 17 1 7 0 10 2 10 6 0 3-4 21-7 30-3 13-6 25-9 37-4 17-24 96-26 103-2 12-2 19-2 25 0 52 37 80 81 80 54 0 106-46 120-103 13-49 25-98 37-148z">
              <text:p/>
            </draw:path>
            <draw:path draw:style-name="gr7" draw:text-style-name="P4" draw:layer="layout" svg:width="0.195cm" svg:height="0.2cm" svg:x="4.203cm" svg:y="6.489cm" svg:viewBox="0 0 196 201" svg:d="M0 0c0 4 0 7 0 11 2 0 4 0 6 0 23 0 24 3 24 13 0 51 0 102 0 153 0 9-1 13-24 13-2 0-4 0-6 0 0 4 0 7 0 11 42 0 83 0 125 0 40 0 71-26 71-54 0-25-26-47-62-51 29-5 53-23 53-46 0-26-30-50-72-50-38 0-77 0-115 0zM55 92c0-23 0-46 0-69 0-10 1-12 14-12 15 0 30 0 45 0 29 0 44 21 44 39 0 22-20 42-54 42-16 0-33 0-49 0zM69 190c-13 0-14-2-14-11 0-26 0-52 0-79 21 0 42 0 64 0 31 0 46 25 46 47s-19 43-51 43c-15 0-30 0-45 0z">
              <text:p/>
            </draw:path>
            <draw:path draw:style-name="gr7" draw:text-style-name="P4" draw:layer="layout" svg:width="0.197cm" svg:height="0.199cm" svg:x="4.436cm" svg:y="6.49cm" svg:viewBox="0 0 198 200" svg:d="M198 122c-4 0-7 0-10 0-8 45-14 67-69 67-16 0-32 0-47 0-13 0-14-3-14-11 0-25 0-51 0-76 9 0 19 0 29 0 30 0 35 8 35 34 3 0 7 0 10 0 0-26 0-53 0-80-3 0-7 0-10 0 0 26-5 35-35 35-10 0-20 0-29 0 0-23 0-46 0-68 0-10 1-12 14-12 15 0 29 0 44 0 48 0 58 15 63 57 3 0 6 0 9 0-3-23-5-45-8-68-60 0-120 0-180 0 0 4 0 7 0 11 2 0 5 0 7 0 23 0 23 3 23 13 0 51 0 101 0 152 0 9 0 13-23 13-2 0-5 0-7 0 0 3 0 7 0 11 62 0 123 0 185 0 4-26 8-52 13-78z">
              <text:p/>
            </draw:path>
          </draw:g>
        </draw:g>
        <draw:g>
          <svg:title>TexMaths</svg:title>
          <svg:desc>12§latex§$U_{A}$§svg§600§TRUE§</svg:desc>
          <draw:g>
            <draw:path draw:style-name="gr7" draw:text-style-name="P4" draw:layer="layout" svg:width="0.29cm" svg:height="0.294cm" svg:x="7.428cm" svg:y="4.343cm" svg:viewBox="0 0 291 295" svg:d="M238 44c5-17 12-30 46-31 2 0 7 0 7-8-2-2 0-5-6-5-13 0-28 1-42 1s-30-1-44-1c-3 0-7 0-7 8 0 5 3 5 7 5 24 0 29 10 29 18 0 1-2 8-2 10-12 49-25 99-38 149-14 56-62 92-104 92-29 0-52-18-52-54 0-1 0-14 5-33 14-54 27-109 41-163 3-14 5-19 35-19 12 0 14 0 14-8 0-5-4-5-6-5-11 0-42 1-53 1-13 0-43-1-55-1-3 0-7 0-7 8 0 5 4 5 11 5 1 0 9 0 17 1 7 0 10 2 10 6 0 3-4 21-7 30-3 13-5 25-8 37-5 17-24 96-27 103-2 12-2 19-2 25 0 50 38 80 83 80 52 0 104-48 118-103 13-49 25-98 37-148z">
              <text:p/>
            </draw:path>
            <draw:path draw:style-name="gr7" draw:text-style-name="P4" draw:layer="layout" svg:width="0.221cm" svg:height="0.208cm" svg:x="7.703cm" svg:y="4.483cm" svg:viewBox="0 0 222 209" svg:d="M43 173c-9 17-19 24-37 25-2 0-6 0-6 6 0 4 2 5 4 5 8 0 18-1 25-1 9 0 21 1 31 1 1 0 6 0 6-7 0-4-5-4-6-4-3 0-12-1-12-8 0-3 2-8 4-12 7-12 15-24 23-36 28 0 56 0 84 0 3 17 5 33 8 49-2 3-3 7-21 7-3 0-7 0-7 6 0 2 1 5 5 5 8 0 28-1 37-1 6 0 12 0 18 0 5 0 11 1 17 1 3 0 6-2 6-6 0-5-4-5-9-5-17 0-18-2-19-9-8-60-17-120-25-181-1-6-1-8-7-8s-7 2-10 7c-36 56-73 111-109 166zM83 132c20-32 40-64 61-96 5 32 9 64 14 96-25 0-50 0-75 0z">
              <text:p/>
            </draw:path>
          </draw:g>
        </draw:g>
        <draw:g>
          <svg:title>TexMaths</svg:title>
          <svg:desc>12§latex§$R_{\mathrm{C}}$§svg§600§TRUE§</svg:desc>
          <draw:g>
            <draw:path draw:style-name="gr7" draw:text-style-name="P4" draw:layer="layout" svg:width="0.299cm" svg:height="0.294cm" svg:x="5.329cm" svg:y="2.044cm" svg:viewBox="0 0 300 295" svg:d="M140 29c3-10 4-15 11-16 5 0 18 0 26 0 30 0 77 0 77 42 0 14-7 43-24 59-11 12-32 25-71 25-15 0-31 0-46 0 9-37 18-74 27-110zM200 143c42-8 92-38 92-80 0-36-37-63-92-63-40 0-80 0-120 0-8 0-12 0-12 8 0 5 4 5 11 5 1 0 10 0 17 1 7 0 11 2 11 6 0 3 0 4-2 9-18 75-37 150-56 224-5 17-5 21-38 21-7 0-11 0-11 8 0 4 3 3 5 4 12 0 42-1 54-1 11 0 40 1 52 1 4 0 9 0 9-9 0-3-4-3-12-3-16 0-27 0-27-9 0-2 0-4 2-7 9-37 18-74 27-111 17 0 33 0 49 0 39 0 47 24 47 38 0 7-3 19-6 29-3 12-7 28-7 36 0 45 50 45 56 45 36 0 51-42 51-48 0-4-4-3-5-4-5 0-5 2-6 6-11 30-29 37-39 37-13 0-16-9-16-25 0-14 2-35 4-48 0-6 2-13 2-19 0-33-28-46-40-51z">
              <text:p/>
            </draw:path>
            <draw:path draw:style-name="gr7" draw:text-style-name="P4" draw:layer="layout" svg:width="0.198cm" svg:height="0.211cm" svg:x="5.65cm" svg:y="2.187cm" svg:viewBox="0 0 199 212" svg:d="M199 7c0-5 0-7-5-7-1 0-2 0-5 4-5 7-10 14-15 21-12-12-33-25-61-25-61 0-113 47-113 105 0 60 53 107 113 107 52 0 86-40 86-75 0-3 0-5-5-5-2 0-5 0-6 3-1 48-42 66-71 66-31 0-85-19-85-96 0-79 57-95 84-95 30 0 65 20 72 70 0 4 4 4 5 4 6 0 6-3 6-9 0-22 0-45 0-68z">
              <text:p/>
            </draw:path>
          </draw:g>
        </draw:g>
        <draw:g>
          <svg:title>TexMaths</svg:title>
          <svg:desc>12§latex§$I_{\mathrm{B}}$§svg§600§TRUE§</svg:desc>
          <draw:g>
            <draw:path draw:style-name="gr7" draw:text-style-name="P4" draw:layer="layout" svg:width="0.193cm" svg:height="0.285cm" svg:x="3.529cm" svg:y="5.646cm" svg:viewBox="0 0 194 286" svg:d="M142 32c4-15 5-19 39-19 10 0 13 0 13-8 0-5-4-5-6-5-12 0-43 1-55 1-13 0-43-1-56-1-3 0-9 0-9 8 0 5 4 5 12 5 18 0 29 0 29 9 0 1 0 2-1 5-19 76-38 151-57 226-3 16-4 21-38 21-9 0-13 0-13 8 0 4 5 4 6 4 12 0 43-2 55-2 13 0 44 2 56 2 4 0 9 0 9-8 0-4-4-4-12-4-9 0-10 0-18-1-10-2-11-3-11-8 0-3 0-7 1-9 19-75 38-149 56-224z">
              <text:p/>
            </draw:path>
            <draw:path draw:style-name="gr7" draw:text-style-name="P4" draw:layer="layout" svg:width="0.195cm" svg:height="0.2cm" svg:x="3.717cm" svg:y="5.794cm" svg:viewBox="0 0 196 201" svg:d="M0 0c0 4 0 7 0 11 2 0 5 0 7 0 23 0 23 3 23 13 0 51 0 102 0 153 0 9 0 13-23 13-2 0-5 0-7 0 0 4 0 7 0 11 41 0 83 0 124 0 42 0 72-26 72-54 0-25-26-47-62-51 29-5 54-23 54-46 0-26-31-50-72-50-39 0-77 0-116 0zM56 92c0-23 0-46 0-69 0-10 0-12 15-12 14 0 28 0 43 0 28 0 44 21 44 39 0 22-19 42-54 42-16 0-32 0-48 0zM71 190c-15 0-15-2-15-11 0-26 0-52 0-79 21 0 42 0 62 0 32 0 48 25 48 47s-20 43-52 43c-15 0-29 0-43 0z">
              <text:p/>
            </draw:path>
          </draw:g>
        </draw:g>
        <draw:g>
          <svg:title>TexMaths</svg:title>
          <svg:desc>12§latex§$+$§svg§600§TRUE§</svg:desc>
          <draw:g>
            <draw:path draw:style-name="gr7" draw:text-style-name="P4" draw:layer="layout" svg:width="0.276cm" svg:height="0.277cm" svg:x="6.92cm" svg:y="0.9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g>
          <svg:title>TexMaths</svg:title>
          <svg:desc>12§latex§$+$§svg§600§TRUE§</svg:desc>
          <draw:g>
            <draw:path draw:style-name="gr7" draw:text-style-name="P4" draw:layer="layout" svg:width="0.276cm" svg:height="0.277cm" svg:x="2.729cm" svg:y="5.38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line draw:style-name="gr8" draw:text-style-name="P1" draw:layer="layout" svg:x1="5.24cm" svg:y1="8.7cm" svg:x2="4.64cm" svg:y2="8.7cm">
          <text:p/>
        </draw:line>
        <draw:line draw:style-name="gr8" draw:text-style-name="P1" draw:layer="layout" svg:x1="5.14cm" svg:y1="8.8cm" svg:x2="4.74cm" svg:y2="8.8cm">
          <text:p/>
        </draw:line>
        <draw:line draw:style-name="gr8" draw:text-style-name="P1" draw:layer="layout" svg:x1="5.04cm" svg:y1="8.9cm" svg:x2="4.84cm" svg:y2="8.9cm">
          <text:p/>
        </draw:line>
        <draw:line draw:style-name="gr4" draw:text-style-name="P1" draw:layer="layout" svg:x1="6.628cm" svg:y1="4.51cm" svg:x2="4.928cm" svg:y2="4.51cm">
          <text:p/>
        </draw:line>
        <draw:custom-shape draw:style-name="gr3" draw:text-style-name="P2" draw:layer="layout" svg:width="0.2cm" svg:height="0.2cm" svg:x="6.539cm" svg:y="4.4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I_{\mathrm{C}}$§svg§600§TRUE§</svg:desc>
          <draw:g>
            <draw:path draw:style-name="gr7" draw:text-style-name="P4" draw:layer="layout" svg:width="0.193cm" svg:height="0.285cm" svg:x="4.317cm" svg:y="3.5cm" svg:viewBox="0 0 194 286" svg:d="M142 32c4-15 5-19 39-19 11 0 13 0 13-8 0-5-4-5-6-5-12 0-43 1-55 1-13 0-43-1-56-1-3 0-9 0-9 8 0 5 4 5 12 5 18 0 29 0 29 9 0 1 0 2-1 5-19 76-38 151-57 226-3 16-4 21-38 21-9 0-13 0-13 8 0 4 5 4 6 4 12 0 43-2 55-2 13 0 44 2 56 2 4 0 9 0 9-7 0-5-4-5-12-5-9 0-10 0-18-1-10-2-11-3-11-8 0-3 1-7 1-9 19-75 38-149 56-224z">
              <text:p/>
            </draw:path>
            <draw:path draw:style-name="gr7" draw:text-style-name="P4" draw:layer="layout" svg:width="0.198cm" svg:height="0.211cm" svg:x="4.507cm" svg:y="3.643cm" svg:viewBox="0 0 199 212" svg:d="M199 7c0-5 0-7-4-7-1 0-3 0-6 2-5 8-10 16-15 23-12-12-33-25-60-25-63 0-114 47-114 105 0 60 53 107 114 107 51 0 85-39 85-75 0-3 0-6-5-6-2 0-5 0-5 4-2 48-43 66-72 66-31 0-85-19-85-96 0-79 57-95 84-95 30 0 65 20 72 70 1 4 4 4 6 4 5 0 5-3 5-9 0-22 0-45 0-68z">
              <text:p/>
            </draw:path>
          </draw:g>
        </draw:g>
        <draw:g>
          <svg:title>TexMaths</svg:title>
          <svg:desc>12§latex§$+$§svg§600§TRUE§</svg:desc>
          <draw:g>
            <draw:path draw:style-name="gr7" draw:text-style-name="P4" draw:layer="layout" svg:width="0.276cm" svg:height="0.277cm" svg:x="6.92cm" svg:y="4.36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custom-shape draw:style-name="gr9" draw:text-style-name="P5" draw:layer="layout" svg:width="0.5cm" svg:height="1.2cm" svg:x="4.7cm" svg:y="1.6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399cm" svg:height="0.725cm" svg:x="7.101cm" svg:y="0.663cm">
          <draw:text-box>
            <text:p><text:span text:style-name="T1">VCC</text:span></text:p>
          </draw:text-box>
        </draw:frame>
        <draw:line draw:style-name="gr10" draw:text-style-name="P1" draw:layer="layout" svg:x1="6.65cm" svg:y1="4.8cm" svg:x2="6.65cm" svg:y2="6.3cm">
          <text:p/>
        </draw:line>
        <draw:line draw:style-name="gr10" draw:text-style-name="P1" draw:layer="layout" svg:x1="3.446cm" svg:y1="5.346cm" svg:x2="4.154cm" svg:y2="5.346cm">
          <text:p/>
        </draw:line>
        <draw:line draw:style-name="gr10" draw:text-style-name="P1" draw:layer="layout" svg:x1="4.81cm" svg:y1="3.44cm" svg:x2="4.81cm" svg:y2="4.148cm">
          <text:p/>
        </draw:line>
        <draw:frame draw:style-name="gr11" draw:text-style-name="P6" draw:layer="layout" svg:width="2.85cm" svg:height="1.039cm" svg:x="0.55cm" svg:y="6.301cm">
          <draw:text-box>
            <text:p><text:span text:style-name="T2">Basis-Emitter-Stromkreis</text:span></text:p>
          </draw:text-box>
        </draw:frame>
        <draw:frame draw:style-name="gr11" draw:text-style-name="P6" draw:layer="layout" svg:width="3.35cm" svg:height="1.039cm" svg:x="7.35cm" svg:y="5.402cm">
          <draw:text-box>
            <text:p><text:span text:style-name="T2">Emitter-Kollektor-Stromkreis</text:span></text:p>
          </draw:text-box>
        </draw:frame>
        <draw:path draw:style-name="gr12" draw:text-style-name="P1" draw:layer="layout" svg:width="1.819cm" svg:height="1.691cm" draw:transform="rotate (-0.0996583002888765) translate (1.6500413756582cm 5.99958620015232cm)" svg:viewBox="0 0 1820 1692" svg:d="M0 0c2761-24 1866 1070 672 1692">
          <text:p/>
        </draw:path>
        <draw:path draw:style-name="gr12" draw:text-style-name="P1" draw:layer="layout" svg:width="1.795cm" svg:height="2.953cm" draw:transform="rotate (0.0998328332140756) translate (6.93599413453786cm 4.87779331078472cm)" svg:viewBox="0 0 1796 2954" svg:d="M1796 0c-2761-25-1815 2332-621 2954">
          <text:p/>
        </draw:path>
        <draw:g>
          <svg:title>TexMaths</svg:title>
          <svg:desc>12§latex§$U_{E}$§svg§600§TRUE§</svg:desc>
          <draw:g>
            <draw:path draw:style-name="gr7" draw:text-style-name="P4" draw:layer="layout" svg:width="0.29cm" svg:height="0.294cm" svg:x="2.026cm" svg:y="5.341cm" svg:viewBox="0 0 291 295" svg:d="M238 44c4-17 12-30 46-31 1 0 7 0 7-8-2-2 0-5-6-5-13 0-29 1-43 1-15 0-30-1-43-1-3 0-7 0-7 8 0 5 3 5 7 5 24 0 28 10 28 18 0 1-1 8-1 10-13 49-25 99-38 149-14 56-62 92-104 92-29 0-52-18-52-54 0-1 0-14 5-33 14-54 27-109 41-163 3-14 5-19 35-19 10 0 14 0 14-8 0-5-5-5-6-5-11 0-42 1-53 1-13 0-43-1-55-1-3 0-7 0-7 8 0 5 4 5 11 5 1 0 9 0 17 1 7 0 10 2 10 6 0 3-4 21-7 30-3 13-5 25-8 37-5 17-24 96-27 103-2 12-2 19-2 25 0 50 38 80 81 80 54 0 106-48 120-103 12-49 25-98 37-148z">
              <text:p/>
            </draw:path>
            <draw:path draw:style-name="gr7" draw:text-style-name="P4" draw:layer="layout" svg:width="0.225cm" svg:height="0.199cm" svg:x="2.305cm" svg:y="5.49cm" svg:viewBox="0 0 226 200" svg:d="M212 132c2-4 1-4 2-5 0-3-1-5-6-5-1 0-1 0-2 1s-1 1-5 9c-19 43-35 57-82 57-17 0-33 0-50 0-9 0-9 0-9-2s0-3 1-8c6-26 13-51 19-77 11 0 23 0 34 0 22 0 26 3 26 13 0 3-1 8-2 13 0 2 0 2 0 4 1 1 0 3 4 3s5-1 6-6c6-21 11-43 16-64 1-4 1-3 1-4 0-4-2-5-5-5-4 0-4 1-6 9-6 22-15 26-40 26-10 0-20 0-30 0 5-23 11-46 17-69 2-10 2-11 15-11 16 0 32 0 48 0 38 0 48 8 48 34 0 8-1 16-1 18 0 3 1 5 4 5 5 0 5-2 6-8 2-17 4-34 5-50 1-10-1-10-8-10-54 0-108 0-162 0-6 0-9 0-9 7 0 4 3 4 9 4 5 0 6 0 12 1 5 0 6 1 6 4 0 2-1 4-1 7-13 51-26 102-38 153-4 11-4 13-27 13-4 0-8 0-8 6 0 5 4 5 8 5 56 0 111 0 167 0 7 0 7 0 9-6 10-21 19-42 28-62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5-22T16:38:10.119443446</dc:date>
    <meta:editing-duration>PT21H1M33S</meta:editing-duration>
    <meta:editing-cycles>54</meta:editing-cycles>
    <meta:generator>LibreOffice/7.3.7.2$Linux_X86_64 LibreOffice_project/30$Build-2</meta:generator>
    <meta:document-statistic meta:object-count="62"/>
  </office:meta>
</office:document-meta>
</file>